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Normal1">
      <style:paragraph-properties fo:line-height="115%"/>
    </style:style>
    <style:style style:name="P2" style:family="paragraph" style:parent-style-name="Normal1">
      <style:paragraph-properties fo:line-height="150%"/>
    </style:style>
    <style:style style:name="P3" style:family="paragraph" style:parent-style-name="Normal1">
      <style:paragraph-properties fo:margin-left="1.27cm" fo:margin-right="0cm" fo:margin-top="0cm" fo:margin-bottom="0cm" loext:contextual-spacing="true" fo:line-height="150%" fo:text-indent="0cm" style:auto-text-indent="false"/>
    </style:style>
    <style:style style:name="P4" style:family="paragraph" style:parent-style-name="Normal1">
      <style:paragraph-properties fo:margin-left="1.27cm" fo:margin-right="0cm" fo:line-height="150%" fo:text-indent="0cm" style:auto-text-indent="false"/>
    </style:style>
    <style:style style:name="P5" style:family="paragraph" style:parent-style-name="Normal1">
      <style:paragraph-properties fo:margin-left="2.54cm" fo:margin-right="0cm" fo:margin-top="0cm" fo:margin-bottom="0cm" loext:contextual-spacing="true" fo:line-height="150%" fo:text-indent="0cm" style:auto-text-indent="false"/>
    </style:style>
    <style:style style:name="P6" style:family="paragraph" style:parent-style-name="Normal1">
      <style:paragraph-properties fo:margin-left="0cm" fo:margin-right="0cm" fo:margin-top="0cm" fo:margin-bottom="0cm" loext:contextual-spacing="true" fo:line-height="150%" fo:text-indent="0cm" style:auto-text-indent="false"/>
      <style:text-properties officeooo:rsid="001b3f75" officeooo:paragraph-rsid="001b3f75"/>
    </style:style>
    <style:style style:name="P7" style:family="paragraph" style:parent-style-name="Normal1">
      <style:paragraph-properties fo:margin-left="0cm" fo:margin-right="0cm" fo:margin-top="0cm" fo:margin-bottom="0cm" loext:contextual-spacing="true" fo:line-height="150%" fo:text-indent="0cm" style:auto-text-indent="false"/>
    </style:style>
    <style:style style:name="P8" style:family="paragraph" style:parent-style-name="Normal1">
      <style:paragraph-properties fo:margin-left="0cm" fo:margin-right="0cm" fo:margin-top="0cm" fo:margin-bottom="0cm" loext:contextual-spacing="true" fo:line-height="150%" fo:text-indent="0cm" style:auto-text-indent="false"/>
      <style:text-properties officeooo:paragraph-rsid="001b3f75"/>
    </style:style>
    <style:style style:name="P9" style:family="paragraph" style:parent-style-name="Normal1">
      <style:paragraph-properties fo:margin-left="0cm" fo:margin-right="0cm" fo:margin-top="0cm" fo:margin-bottom="0cm" loext:contextual-spacing="true" fo:line-height="150%" fo:text-indent="0cm" style:auto-text-indent="false"/>
      <style:text-properties officeooo:paragraph-rsid="0019f4c0"/>
    </style:style>
    <style:style style:name="P10" style:family="paragraph" style:parent-style-name="Normal1">
      <style:paragraph-properties fo:margin-left="0cm" fo:margin-right="0cm" fo:margin-top="0cm" fo:margin-bottom="0cm" loext:contextual-spacing="true" fo:line-height="150%" fo:text-indent="0cm" style:auto-text-indent="false"/>
      <style:text-properties officeooo:rsid="0022889f" officeooo:paragraph-rsid="0022889f"/>
    </style:style>
    <style:style style:name="P11" style:family="paragraph" style:parent-style-name="Normal1">
      <style:paragraph-properties fo:margin-top="0cm" fo:margin-bottom="0cm" loext:contextual-spacing="true" fo:line-height="150%"/>
    </style:style>
    <style:style style:name="P12" style:family="paragraph" style:parent-style-name="Normal1">
      <style:paragraph-properties fo:margin-top="0cm" fo:margin-bottom="0cm" loext:contextual-spacing="true" fo:line-height="150%"/>
      <style:text-properties officeooo:paragraph-rsid="0023f5c8"/>
    </style:style>
    <style:style style:name="P13" style:family="paragraph" style:parent-style-name="Normal1">
      <style:paragraph-properties fo:margin-top="0cm" fo:margin-bottom="0cm" loext:contextual-spacing="true" fo:line-height="150%"/>
      <style:text-properties fo:font-style="italic" officeooo:paragraph-rsid="0023f5c8" style:font-style-asian="italic" style:font-style-complex="italic"/>
    </style:style>
    <style:style style:name="P14" style:family="paragraph" style:parent-style-name="Heading_20_1">
      <style:paragraph-properties fo:line-height="150%"/>
    </style:style>
    <style:style style:name="P15" style:family="paragraph" style:parent-style-name="Heading_20_2">
      <style:paragraph-properties fo:line-height="150%"/>
    </style:style>
    <style:style style:name="P16" style:family="paragraph" style:parent-style-name="Contents_20_2">
      <style:paragraph-properties>
        <style:tab-stops>
          <style:tab-stop style:position="16.51cm" style:type="right" style:leader-style="dotted" style:leader-text="."/>
        </style:tab-stops>
      </style:paragraph-properties>
    </style:style>
    <style:style style:name="P17" style:family="paragraph" style:parent-style-name="Contents_20_1">
      <style:paragraph-properties>
        <style:tab-stops>
          <style:tab-stop style:position="16.51cm" style:type="right" style:leader-style="dotted" style:leader-text="."/>
        </style:tab-stops>
      </style:paragraph-properties>
    </style:style>
    <style:style style:name="P18" style:family="paragraph" style:parent-style-name="Contents_20_Heading" style:master-page-name="Standard">
      <style:paragraph-properties style:page-number="1"/>
    </style:style>
    <style:style style:name="T1" style:family="text">
      <style:text-properties fo:font-weight="bold" style:font-weight-asian="bold"/>
    </style:style>
    <style:style style:name="T2" style:family="text">
      <style:text-properties fo:font-weight="bold" officeooo:rsid="001c999b" style:font-weight-asian="bold"/>
    </style:style>
    <style:style style:name="T3" style:family="text">
      <style:text-properties fo:color="#1155cc" style:text-underline-style="solid" style:text-underline-width="auto" style:text-underline-color="font-color"/>
    </style:style>
    <style:style style:name="T4" style:family="text">
      <style:text-properties officeooo:rsid="001954a5"/>
    </style:style>
    <style:style style:name="T5" style:family="text">
      <style:text-properties officeooo:rsid="0019f4c0"/>
    </style:style>
    <style:style style:name="T6" style:family="text">
      <style:text-properties officeooo:rsid="001b3f75"/>
    </style:style>
    <style:style style:name="T7" style:family="text">
      <style:text-properties fo:font-style="italic" style:font-style-asian="italic" style:font-style-complex="italic"/>
    </style:style>
    <style:style style:name="T8" style:family="text">
      <style:text-properties fo:font-style="italic" officeooo:rsid="001b3f75" style:font-style-asian="italic" style:font-style-complex="italic"/>
    </style:style>
    <style:style style:name="T9" style:family="text">
      <style:text-properties officeooo:rsid="001c999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Inhaltsverzeichnis</text:p>
          </text:index-title>
          <text:p text:style-name="P17"><text:a xlink:type="simple" xlink:href="#__RefHeading___Toc1230_868749962" text:style-name="Index_20_Link" text:visited-style-name="Index_20_Link">1. Study Information<text:tab/>2</text:a></text:p>
          <text:p text:style-name="P16"><text:a xlink:type="simple" xlink:href="#__RefHeading___Toc1232_868749962" text:style-name="Index_20_Link" text:visited-style-name="Index_20_Link">1.1 Title<text:tab/>2</text:a></text:p>
          <text:p text:style-name="P16"><text:a xlink:type="simple" xlink:href="#__RefHeading___Toc1234_868749962" text:style-name="Index_20_Link" text:visited-style-name="Index_20_Link">1.2 Authorship<text:tab/>2</text:a></text:p>
          <text:p text:style-name="P16"><text:a xlink:type="simple" xlink:href="#__RefHeading___Toc1236_868749962" text:style-name="Index_20_Link" text:visited-style-name="Index_20_Link">1.3 Research Questions<text:tab/>2</text:a></text:p>
          <text:p text:style-name="P16"><text:a xlink:type="simple" xlink:href="#__RefHeading___Toc1238_868749962" text:style-name="Index_20_Link" text:visited-style-name="Index_20_Link">1.4 Hypotheses<text:tab/>2</text:a></text:p>
          <text:p text:style-name="P17"><text:a xlink:type="simple" xlink:href="#__RefHeading___Toc1240_868749962" text:style-name="Index_20_Link" text:visited-style-name="Index_20_Link">2. Sampling Plan<text:tab/>2</text:a></text:p>
          <text:p text:style-name="P16"><text:a xlink:type="simple" xlink:href="#__RefHeading___Toc1288_868749962" text:style-name="Index_20_Link" text:visited-style-name="Index_20_Link">2.1 Existing data<text:tab/>2</text:a></text:p>
          <text:p text:style-name="P16"><text:a xlink:type="simple" xlink:href="#__RefHeading___Toc1290_868749962" text:style-name="Index_20_Link" text:visited-style-name="Index_20_Link">2.2 Explanation of existing data<text:tab/>3</text:a></text:p>
          <text:p text:style-name="P16"><text:a xlink:type="simple" xlink:href="#__RefHeading___Toc1242_868749962" text:style-name="Index_20_Link" text:visited-style-name="Index_20_Link">2.3 Data collection procedures<text:tab/>4</text:a></text:p>
          <text:p text:style-name="P16"><text:a xlink:type="simple" xlink:href="#__RefHeading___Toc1244_868749962" text:style-name="Index_20_Link" text:visited-style-name="Index_20_Link">2.4 Sample size<text:tab/>4</text:a></text:p>
          <text:p text:style-name="P16"><text:a xlink:type="simple" xlink:href="#__RefHeading___Toc1246_868749962" text:style-name="Index_20_Link" text:visited-style-name="Index_20_Link">2.5 Sample size rationale<text:tab/>4</text:a></text:p>
          <text:p text:style-name="P16"><text:a xlink:type="simple" xlink:href="#__RefHeading___Toc1248_868749962" text:style-name="Index_20_Link" text:visited-style-name="Index_20_Link">2.6 Stopping rule<text:tab/>4</text:a></text:p>
          <text:p text:style-name="P17"><text:a xlink:type="simple" xlink:href="#__RefHeading___Toc1250_868749962" text:style-name="Index_20_Link" text:visited-style-name="Index_20_Link">3. Variables<text:tab/>4</text:a></text:p>
          <text:p text:style-name="P16"><text:a xlink:type="simple" xlink:href="#__RefHeading___Toc1252_868749962" text:style-name="Index_20_Link" text:visited-style-name="Index_20_Link">3.1 Manipulated variables<text:tab/>4</text:a></text:p>
          <text:p text:style-name="P16"><text:a xlink:type="simple" xlink:href="#__RefHeading___Toc1254_868749962" text:style-name="Index_20_Link" text:visited-style-name="Index_20_Link">3.2 Measured variables<text:tab/>5</text:a></text:p>
          <text:p text:style-name="P16"><text:a xlink:type="simple" xlink:href="#__RefHeading___Toc1256_868749962" text:style-name="Index_20_Link" text:visited-style-name="Index_20_Link">3.3 Indices<text:tab/>5</text:a></text:p>
          <text:p text:style-name="P17"><text:a xlink:type="simple" xlink:href="#__RefHeading___Toc1258_868749962" text:style-name="Index_20_Link" text:visited-style-name="Index_20_Link">4. Design Plan<text:tab/>5</text:a></text:p>
          <text:p text:style-name="P16"><text:a xlink:type="simple" xlink:href="#__RefHeading___Toc1260_868749962" text:style-name="Index_20_Link" text:visited-style-name="Index_20_Link">4.1 Study type<text:tab/>5</text:a></text:p>
          <text:p text:style-name="P16"><text:a xlink:type="simple" xlink:href="#__RefHeading___Toc1262_868749962" text:style-name="Index_20_Link" text:visited-style-name="Index_20_Link">4.2 Blinding<text:tab/>5</text:a></text:p>
          <text:p text:style-name="P16"><text:a xlink:type="simple" xlink:href="#__RefHeading___Toc1264_868749962" text:style-name="Index_20_Link" text:visited-style-name="Index_20_Link">4.3 Study design<text:tab/>5</text:a></text:p>
          <text:p text:style-name="P16"><text:a xlink:type="simple" xlink:href="#__RefHeading___Toc1266_868749962" text:style-name="Index_20_Link" text:visited-style-name="Index_20_Link">4.4 Randomization<text:tab/>5</text:a></text:p>
          <text:p text:style-name="P17"><text:a xlink:type="simple" xlink:href="#__RefHeading___Toc1268_868749962" text:style-name="Index_20_Link" text:visited-style-name="Index_20_Link">5. Analysis Plan<text:tab/>6</text:a></text:p>
          <text:p text:style-name="P16"><text:a xlink:type="simple" xlink:href="#__RefHeading___Toc1270_868749962" text:style-name="Index_20_Link" text:visited-style-name="Index_20_Link">5.1 Statistical models<text:tab/>6</text:a></text:p>
          <text:p text:style-name="P16"><text:a xlink:type="simple" xlink:href="#__RefHeading___Toc1272_868749962" text:style-name="Index_20_Link" text:visited-style-name="Index_20_Link">5.2 Transformations<text:tab/>6</text:a></text:p>
          <text:p text:style-name="P16"><text:a xlink:type="simple" xlink:href="#__RefHeading___Toc1274_868749962" text:style-name="Index_20_Link" text:visited-style-name="Index_20_Link">5.3 Follow-up analyses<text:tab/>6</text:a></text:p>
          <text:p text:style-name="P16"><text:a xlink:type="simple" xlink:href="#__RefHeading___Toc1276_868749962" text:style-name="Index_20_Link" text:visited-style-name="Index_20_Link">5.4 Inference criteria<text:tab/>7</text:a></text:p>
          <text:p text:style-name="P16"><text:a xlink:type="simple" xlink:href="#__RefHeading___Toc1278_868749962" text:style-name="Index_20_Link" text:visited-style-name="Index_20_Link">5.5 Data exclusion<text:tab/>7</text:a></text:p>
          <text:p text:style-name="P16"><text:a xlink:type="simple" xlink:href="#__RefHeading___Toc1280_868749962" text:style-name="Index_20_Link" text:visited-style-name="Index_20_Link">5.6 Missing data<text:tab/>7</text:a></text:p>
          <text:p text:style-name="P16"><text:a xlink:type="simple" xlink:href="#__RefHeading___Toc1282_868749962" text:style-name="Index_20_Link" text:visited-style-name="Index_20_Link">5.7 Exploratory analysis (optional)<text:tab/>7</text:a></text:p>
          <text:p text:style-name="P17"><text:a xlink:type="simple" xlink:href="#__RefHeading___Toc1284_868749962" text:style-name="Index_20_Link" text:visited-style-name="Index_20_Link">6. Script (Optional)<text:tab/>7</text:a></text:p>
          <text:p text:style-name="P17"><text:a xlink:type="simple" xlink:href="#__RefHeading___Toc1286_868749962" text:style-name="Index_20_Link" text:visited-style-name="Index_20_Link">7. Other<text:tab/>8</text:a></text:p>
        </text:index-body>
      </text:table-of-content>
      <text:p text:style-name="Normal1"><text:span text:style-name="T1"/></text:p>
      <text:p text:style-name="Normal1"><text:span text:style-name="T1"/></text:p>
      <text:p text:style-name="Normal1"><text:span text:style-name="T1"/></text:p>
      <text:p text:style-name="Normal1"><text:span text:style-name="T1"/></text:p>
      <text:p text:style-name="P2"><text:span text:style-name="T1"/></text:p>
      <text:h text:style-name="P14" text:outline-level="1"><text:bookmark text:name="_GoBack"/><text:bookmark-start text:name="__RefHeading___Toc1230_868749962"/><text:soft-page-break/><text:span text:style-name="T9">1. </text:span>Study Information<text:bookmark-end text:name="__RefHeading___Toc1230_868749962"/></text:h>
      <text:h text:style-name="P15" text:outline-level="2"><text:bookmark-start text:name="__RefHeading___Toc1232_868749962"/><text:span text:style-name="T9">1.1 </text:span>Title <text:bookmark-end text:name="__RefHeading___Toc1232_868749962"/></text:h>
      <text:p text:style-name="P7">Provide the working title of your study. It may be the same title that you submit for publication of your final manuscript, but it is not a requirement. </text:p>
      <text:p text:style-name="P2"/>
      <text:h text:style-name="P15" text:outline-level="2"><text:bookmark-start text:name="__RefHeading___Toc1234_868749962"/><text:span text:style-name="T9">1.2 </text:span>Authorship<text:bookmark-end text:name="__RefHeading___Toc1234_868749962"/></text:h>
      <text:p text:style-name="P3"/>
      <text:h text:style-name="P15" text:outline-level="2"><text:bookmark-start text:name="__RefHeading___Toc1236_868749962"/><text:span text:style-name="T9">1.3 </text:span>Research Questions <text:bookmark-end text:name="__RefHeading___Toc1236_868749962"/></text:h>
      <text:p text:style-name="P7">Please list each research question included in this study.</text:p>
      <text:p text:style-name="P2"/>
      <text:h text:style-name="P15" text:outline-level="2"><text:bookmark-start text:name="__RefHeading___Toc1238_868749962"/><text:span text:style-name="T9">1.4 </text:span>Hypotheses<text:bookmark-end text:name="__RefHeading___Toc1238_868749962"/></text:h>
      <text:p text:style-name="P7">For each of the research questions listed in the previous section, provide one or multiple specific and testable hypotheses. Please state if the hypotheses are directional or non-directional. If directional, state the direction. A predicted effect is also appropriate here.</text:p>
      <text:p text:style-name="P2"/>
      <text:h text:style-name="P14" text:outline-level="1"><text:bookmark-start text:name="__RefHeading___Toc1240_868749962"/><text:span text:style-name="T9">2. </text:span>Sampling Plan<text:bookmark-end text:name="__RefHeading___Toc1240_868749962"/></text:h>
      <text:p text:style-name="P2"/>
      <text:p text:style-name="P2">In this section we will ask you to describe how you plan to collect samples, as well as the number of samples you plan to collect and your rationale for this decision. Please keep in mind that the data described in this section should be the actual data used for analysis, so if you are using a subset of a larger dataset, please describe the subset that will actually be used in your study.</text:p>
      <text:p text:style-name="P2"/>
      <text:h text:style-name="P15" text:outline-level="2"><text:bookmark-start text:name="__RefHeading___Toc1288_868749962"/><text:span text:style-name="T9">2.1 </text:span>Existing data<text:bookmark-end text:name="__RefHeading___Toc1288_868749962"/></text:h>
      <text:p text:style-name="P7">Preregistration is designed to make clear the distinction between confirmatory tests, specified prior to seeing the data, and exploratory analyses conducted after observing the data. Therefore, creating a research plan in which existing data will be used presents unique challenges. Please select the description that best describes your situation. Please do not hesitate to contact us if you have questions about how to answer this question (<text:a xlink:type="simple" xlink:href="mailto:prereg@cos.io" text:style-name="ListLabel_20_10" text:visited-style-name="ListLabel_20_10"><text:span text:style-name="T3">prereg@cos.io</text:span></text:a>).</text:p>
      <text:p text:style-name="P7"><text:soft-page-break/><text:tab/>Registration prior to creation of data: As of the date of submission of this research plan <text:tab/><text:tab/>for preregistration, the data have not yet been collected, created, or realized. </text:p>
      <text:p text:style-name="P7"><text:tab/>Registration prior to any human observation of the data: As of the date of submission, <text:tab/><text:tab/>the data exist but have not yet been quantified, constructed, observed, or <text:tab/><text:tab/><text:tab/>reported by anyone - including individuals that are not associated with the <text:tab/><text:tab/>proposed study. Examples include museum specimens that have not been <text:tab/><text:tab/>measured and data that have been collected by non-human collectors and are <text:tab/><text:tab/>inaccessible.</text:p>
      <text:p text:style-name="P7"><text:tab/>Registration prior to accessing the data: As of the date of submission, the data exist, but <text:tab/><text:tab/>have not been accessed by you or your collaborators. Commonly, this includes <text:tab/><text:tab/>data that has been collected by another researcher or institution.</text:p>
      <text:p text:style-name="P7"><text:tab/>Registration prior to analysis of the data: As of the date of submission, the data exist and <text:tab/><text:tab/>you have accessed it, though no analysis has been conducted related to the <text:tab/><text:tab/>research plan (including calculation of summary statistics). A common situation <text:tab/><text:tab/>for this scenario when a large dataset exists that is used for many different <text:tab/><text:tab/>studies over time, or when a data set is randomly split into a sample for <text:tab/><text:tab/><text:tab/>exploratory analyses, and the other section of data is reserved for later <text:tab/><text:tab/><text:tab/>confirmatory data analysis.</text:p>
      <text:p text:style-name="P7"><text:tab/>Registration following analysis of the data: As of the date of submission, you have <text:tab/><text:tab/>accessed and analyzed some of the data relevant to the research plan. This <text:tab/><text:tab/>includes preliminary analysis of variables, calculation of descriptive statistics, and <text:tab/><text:tab/>observation of data distributions. Studies that fall into this category are ineligible <text:tab/><text:tab/>for the Pre-Reg Challenge. Please contact us (prereg@cos.io) and we will be <text:tab/><text:tab/>happy to help you.</text:p>
      <text:p text:style-name="P7"/>
      <text:h text:style-name="P15" text:outline-level="2"><text:bookmark-start text:name="__RefHeading___Toc1290_868749962"/><text:span text:style-name="T9">2.2 </text:span>Explanation of existing data<text:bookmark-end text:name="__RefHeading___Toc1290_868749962"/></text:h>
      <text:p text:style-name="P7">If you indicate that you will be using some data that already exist in this study, please describe the steps you have taken to assure that you are unaware of any patterns or summary statistics in the data. This may include an explanation of how access to the data has been limited, who has observed the data, or how you have avoided observing any analysis of the specific data you will use in your study. The purpose of this question is to assure that the line between confirmatory and exploratory analysis is clear. <text:s/></text:p>
      <text:p text:style-name="P2"/>
      <text:h text:style-name="P15" text:outline-level="2"><text:bookmark-start text:name="__RefHeading___Toc1242_868749962"/><text:soft-page-break/><text:span text:style-name="T9">2.3 </text:span>Data collection procedures<text:bookmark-end text:name="__RefHeading___Toc1242_868749962"/></text:h>
      <text:p text:style-name="P8"><text:span text:style-name="T6">Data will be collected and stored online. </text:span></text:p>
      <text:p text:style-name="P8"><text:span text:style-name="T6">Subjects will be recruited via mailing lists at universities as well as social media. Participants will not be paid. Anyone without sufficient understanding of the English language cannot take part in the study. <text:s/>(technische constraints?) </text:span><text:span text:style-name="T8"><text:s/></text:span><text:span text:style-name="T7">Please describe the process by which you will collect your data. If you are using human subjects, this should include the population from which you obtain subjects, recruitment efforts, payment for participation, how subjects will be selected for eligibility from the initial pool (e.g. inclusion and exclusion rules), and your study timeline. For studies that don’t include human subjects, include information about how you will collect samples, duration of data gathering efforts, source or location of samples, or batch numbers you will use. </text:span></text:p>
      <text:p text:style-name="P2"/>
      <text:h text:style-name="P15" text:outline-level="2"><text:bookmark-start text:name="__RefHeading___Toc1244_868749962"/><text:span text:style-name="T9">2.4 </text:span>Sample size<text:bookmark-end text:name="__RefHeading___Toc1244_868749962"/></text:h>
      <text:p text:style-name="P6">The number of participants taking part in the survey over the course of four weeks.</text:p>
      <text:p text:style-name="P2"/>
      <text:h text:style-name="P15" text:outline-level="2"><text:bookmark-start text:name="__RefHeading___Toc1246_868749962"/><text:span text:style-name="T9">2.5 </text:span>Sample size rationale<text:bookmark-end text:name="__RefHeading___Toc1246_868749962"/></text:h>
      <text:p text:style-name="P6">The sampling will take place over the course of four weeks, to be able to finish the paper before the winter term workload gets too much. </text:p>
      <text:p text:style-name="P2"/>
      <text:h text:style-name="P15" text:outline-level="2"><text:bookmark-start text:name="__RefHeading___Toc1248_868749962"/><text:span text:style-name="T9">2.6 </text:span>Stopping rule<text:bookmark-end text:name="__RefHeading___Toc1248_868749962"/></text:h>
      <text:p text:style-name="P7">If your data collection procedures do not give you full control over your exact sample size, specify how you will decide when to terminate your data collection. </text:p>
      <text:p text:style-name="P2"/>
      <text:h text:style-name="P14" text:outline-level="1"><text:bookmark-start text:name="__RefHeading___Toc1250_868749962"/><text:span text:style-name="T9">3. </text:span>Variables<text:bookmark-end text:name="__RefHeading___Toc1250_868749962"/></text:h>
      <text:p text:style-name="P2"/>
      <text:h text:style-name="P15" text:outline-level="2"><text:bookmark-start text:name="__RefHeading___Toc1252_868749962"/><text:span text:style-name="T9">3.1 </text:span>Manipulated variables<text:bookmark-end text:name="__RefHeading___Toc1252_868749962"/></text:h>
      <text:p text:style-name="P6">The intent of the character and the outcome of the story will both be manipulated to either good or bad.</text:p>
      <text:p text:style-name="P4"/>
      <text:h text:style-name="P15" text:outline-level="2"><text:bookmark-start text:name="__RefHeading___Toc1254_868749962"/><text:soft-page-break/><text:span text:style-name="T9">3.2 </text:span>Measured variables<text:bookmark-end text:name="__RefHeading___Toc1254_868749962"/></text:h>
      <text:p text:style-name="P6">The amount of happiness ascribed to the character by the participant will be measured.</text:p>
      <text:p text:style-name="P4"/>
      <text:h text:style-name="P15" text:outline-level="2"><text:bookmark-start text:name="__RefHeading___Toc1256_868749962"/><text:span text:style-name="T9">3.3 </text:span>Indices<text:bookmark-end text:name="__RefHeading___Toc1256_868749962"/></text:h>
      <text:p text:style-name="P7">If any measurements are going to be combined into an index (or even a mean), what measures will you use and how will they be combined? Include either a formula or a precise description of your method. If you are using a more complicated statistical method to combine measures (e.g. a factor analysis), you can note that here but describe the exact method in the analysis plan section.</text:p>
      <text:p text:style-name="P4"/>
      <text:h text:style-name="P14" text:outline-level="1"><text:bookmark-start text:name="__RefHeading___Toc1258_868749962"/><text:span text:style-name="T9">4. </text:span>Design Plan<text:bookmark-end text:name="__RefHeading___Toc1258_868749962"/></text:h>
      <text:p text:style-name="P2"/>
      <text:h text:style-name="P15" text:outline-level="2"><text:bookmark-start text:name="__RefHeading___Toc1260_868749962"/><text:span text:style-name="T9">4.1 </text:span>Study type<text:bookmark-end text:name="__RefHeading___Toc1260_868749962"/></text:h>
      <text:p text:style-name="P7"><text:span text:style-name="T4">This study will be conducted as a survey, where the participant will be exposed to four randomized stories. </text:span></text:p>
      <text:p text:style-name="P2"/>
      <text:h text:style-name="P15" text:outline-level="2"><text:bookmark-start text:name="__RefHeading___Toc1262_868749962"/><text:span text:style-name="T9">4.2 </text:span>Blindin<text:span text:style-name="T6">g</text:span><text:bookmark-end text:name="__RefHeading___Toc1262_868749962"/></text:h>
      <text:p text:style-name="P8">No blinding is involved in this study.</text:p>
      <text:p text:style-name="P8"/>
      <text:h text:style-name="P15" text:outline-level="2"><text:bookmark-start text:name="__RefHeading___Toc1264_868749962"/><text:span text:style-name="T9">4.3 </text:span>Study design<text:bookmark-end text:name="__RefHeading___Toc1264_868749962"/></text:h>
      <text:p text:style-name="P9">Participants will see a story about a fictitious character. They are asked to think about how happy the character is and adjust a slider, ranging from "not happy" to "very happy", accordingly. Only when the slider-button has been moved, a next-button will appear and allow the participant to continue.</text:p>
      <text:p text:style-name="P9"><text:span text:style-name="T5">The stories will be randomized. </text:span><text:s/><text:span text:style-name="T5">It is designed as a between-subject experiment.</text:span></text:p>
      <text:p text:style-name="P2"/>
      <text:h text:style-name="P15" text:outline-level="2"><text:bookmark-start text:name="__RefHeading___Toc1266_868749962"/><text:span text:style-name="T9">4.4 </text:span>Randomization<text:bookmark-end text:name="__RefHeading___Toc1266_868749962"/></text:h>
      <text:p text:style-name="P7">Each story consists of three parts. For one character the first part will always be the same, describing the initial situation. The second part will be randomly assigned to either good or evil <text:soft-page-break/>intent. The third part will contain the outcome, which is unique though to the intent chosen beforehand, i.e. the third part is different for good outcome/good intent and good outcome/evil intent. So the story-combinations for one character branch out like a tree instead of a network.</text:p>
      <text:p text:style-name="P7">As there are four different conditionsets and also four different characters, participants will have four trials, each with a random combination of a character and a conditionset.</text:p>
      <text:p text:style-name="P2"/>
      <text:h text:style-name="P14" text:outline-level="1"><text:bookmark-start text:name="__RefHeading___Toc1268_868749962"/><text:span text:style-name="T2">5. </text:span><text:span text:style-name="T1">Analysis Plan</text:span><text:bookmark-end text:name="__RefHeading___Toc1268_868749962"/></text:h>
      <text:p text:style-name="P2"/>
      <text:p text:style-name="P2">You may describe one or more confirmatory analysis in this preregistration. Please remember that all analyses specified below must be reported in the final article, and any additional analyses must be noted as exploratory or hypothesis generating.</text:p>
      <text:p text:style-name="P2"><text:line-break/>A confirmatory analysis plan must state up front which variables are predictors (independent) and which are the outcomes (dependent), otherwise it is an exploratory analysis. You are allowed to describe any exploratory work here, but a clear confirmatory analysis is required. </text:p>
      <text:p text:style-name="P2"/>
      <text:h text:style-name="P15" text:outline-level="2"><text:bookmark-start text:name="__RefHeading___Toc1270_868749962"/><text:span text:style-name="T9">5.1 </text:span>Statistical models<text:bookmark-end text:name="__RefHeading___Toc1270_868749962"/></text:h>
      <text:p text:style-name="P10">2x2 ANOVA</text:p>
      <text:p text:style-name="P7"/>
      <text:p text:style-name="P7"/>
      <text:p text:style-name="P7">What statistical model will you use to test each hypothesis? Please include the type of model (e.g. ANOVA, multiple regression, SEM, etc) and the specification of the model (this includes each variable that will be included as predictors, outcomes, or covariates). Please specify any interactions that will be tested and remember that any test not included here must be noted as an exploratory test in your final article.</text:p>
      <text:p text:style-name="P5"/>
      <text:h text:style-name="P15" text:outline-level="2"><text:bookmark-start text:name="__RefHeading___Toc1272_868749962"/><text:span text:style-name="T9">5.2 </text:span>Transformations<text:bookmark-end text:name="__RefHeading___Toc1272_868749962"/></text:h>
      <text:p text:style-name="P7">If you plan on transforming, centering, recoding the data, or will require a coding scheme for categorical variables, please describe that process.</text:p>
      <text:p text:style-name="P2"/>
      <text:h text:style-name="P15" text:outline-level="2"><text:bookmark-start text:name="__RefHeading___Toc1274_868749962"/><text:soft-page-break/><text:span text:style-name="T9">5.3 </text:span>Follow-up analyses<text:bookmark-end text:name="__RefHeading___Toc1274_868749962"/></text:h>
      <text:p text:style-name="P7">If not specified previously, will you be conducting any confirmatory analyses to follow up on effects in your statistical model, such as subgroup analyses, pairwise or complex contrasts, or follow-up tests from interactions. Remember that any analyses not specified in this research plan must be noted as exploratory.</text:p>
      <text:p text:style-name="P2"/>
      <text:h text:style-name="P15" text:outline-level="2"><text:bookmark-start text:name="__RefHeading___Toc1276_868749962"/><text:span text:style-name="T9">5.4 </text:span>Inference criteria<text:bookmark-end text:name="__RefHeading___Toc1276_868749962"/></text:h>
      <text:p text:style-name="P11">What criteria will you use to make inferences? Please describe the information you will use (e.g. p-values, Bayes factors, specific model fit indices), as well as cut-off criterion, where appropriate. Will you be using one or two tailed tests for each of your analyses? If you are comparing multiple conditions or testing multiple hypotheses, will you account for this?</text:p>
      <text:p text:style-name="P2"/>
      <text:h text:style-name="P15" text:outline-level="2"><text:bookmark-start text:name="__RefHeading___Toc1278_868749962"/><text:span text:style-name="T9">5.5 </text:span>Data exclusion<text:bookmark-end text:name="__RefHeading___Toc1278_868749962"/></text:h>
      <text:p text:style-name="P12"><text:span text:style-name="T6">Since it takes some time to read the text and understand it, anyone that needs less than 20 seconds per trial will be excluded.</text:span></text:p>
      <text:p text:style-name="P13">How will outliers be handled?</text:p>
      <text:p text:style-name="P2"/>
      <text:h text:style-name="P15" text:outline-level="2"><text:bookmark-start text:name="__RefHeading___Toc1280_868749962"/><text:span text:style-name="T9">5.6 </text:span>Missing data<text:bookmark-end text:name="__RefHeading___Toc1280_868749962"/></text:h>
      <text:p text:style-name="P11">How will you deal with incomplete or missing data?</text:p>
      <text:p text:style-name="P2"/>
      <text:h text:style-name="P15" text:outline-level="2"><text:bookmark-start text:name="__RefHeading___Toc1282_868749962"/><text:span text:style-name="T9">5.7 </text:span>Exploratory analysis (optional)<text:bookmark-end text:name="__RefHeading___Toc1282_868749962"/></text:h>
      <text:p text:style-name="P11">If you plan to explore your data set to look for unexpected differences or relationships, you may describe those tests here. An exploratory test is any test where a prediction is not made up front, or there are multiple possible tests that you are going to use. A statistically significant finding in an exploratory test is a great way to form a new confirmatory hypothesis, which could be registered at a later time. </text:p>
      <text:p text:style-name="P2"/>
      <text:p text:style-name="P2"/>
      <text:h text:style-name="P14" text:outline-level="1"><text:bookmark-start text:name="__RefHeading___Toc1284_868749962"/><text:span text:style-name="T2">6. </text:span><text:span text:style-name="T1">Script (Optional) </text:span><text:bookmark-end text:name="__RefHeading___Toc1284_868749962"/></text:h>
      <text:p text:style-name="P2"/>
      <text:p text:style-name="P2"><text:soft-page-break/>The purpose of a fully commented analysis script is to unambiguously provide the responses to all of the questions raised in the analysis section. This step is not common, but we encourage you to try to create an analysis script, refine it using a modeled dataset, and use it in place of your written analysis plan.</text:p>
      <text:p text:style-name="P2"/>
      <text:p text:style-name="P11">Analysis scripts (Optional)</text:p>
      <text:p text:style-name="P11">(Optional) Upload an analysis script with clear comments. This optional step is helpful in order to create a process that is completely transparent and increase the likelihood that your analysis can be replicated. We recommend that you run the code on a simulated dataset in order to check that it will run without errors.</text:p>
      <text:p text:style-name="P2"/>
      <text:h text:style-name="P14" text:outline-level="1"><text:bookmark-start text:name="__RefHeading___Toc1286_868749962"/><text:span text:style-name="T2">7. </text:span><text:span text:style-name="T1">Other</text:span><text:bookmark-end text:name="__RefHeading___Toc1286_868749962"/></text:h>
      <text:p text:style-name="P7">If there is any additional information that you feel needs to be included in your preregistration, please enter it he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Normal1" style:default-outline-level="1"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next-style-name="Normal1" style:default-outline-level="2"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next-style-name="Normal1" style:default-outline-level="3"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next-style-name="Normal1" style:default-outline-level="4"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next-style-name="Normal1" style:default-outline-level="5"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next-style-name="Normal1" style:default-outline-level="6"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cm" fo:margin-bottom="0cm"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1" style:next-style-name="Normal1" style:default-outline-level="" style:class="chapter">
      <style:paragraph-properties fo:margin-top="0cm" fo:margin-bottom="0.353cm"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el Ka</meta:initial-creator>
    <meta:editing-cycles>7</meta:editing-cycles>
    <meta:creation-date>2018-09-12T11:37:00</meta:creation-date>
    <dc:date>2018-09-14T13:25:11.262000000</dc:date>
    <meta:editing-duration>PT18M3S</meta:editing-duration>
    <meta:generator>LibreOffice/6.1.0.3$Windows_X86_64 LibreOffice_project/efb621ed25068d70781dc026f7e9c5187a4decd1</meta:generator>
    <meta:document-statistic meta:table-count="0" meta:image-count="0" meta:object-count="0" meta:page-count="8" meta:paragraph-count="103" meta:word-count="1806" meta:character-count="11017" meta:non-whitespace-character-count="9250"/>
    <meta:user-defined meta:name="AppVersion">15.0000</meta:user-defined>
    <meta:user-defined meta:name="Company">Center for Open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